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pekt:</text:p>
      <text:list xml:id="list7927637028448326410" text:style-name="L1">
        <text:list-item>
          <text:p text:style-name="P2">opis problemu i rozwiązania</text:p>
        </text:list-item>
        <text:list-item>
          <text:p text:style-name="P2">opis wejścia i wyjścia</text:p>
        </text:list-item>
        <text:list-item>
          <text:p text:style-name="P2">analiza poprawności (jakości) i złożoności czasowe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meta:document-statistic meta:table-count="0" meta:image-count="0" meta:object-count="0" meta:page-count="1" meta:paragraph-count="4" meta:word-count="18" meta:character-count="112"/>
    <dc:date>2015-03-06T12:47:17.96</dc:date>
    <meta:editing-duration>PT1M5S</meta:editing-duration>
    <meta:editing-cycles>1</meta:editing-cycles>
    <meta:generator>OpenOffice.org/3.4.1$Win32 OpenOffice.org_project/341m1$Build-9593</meta:generator>
  </office:meta>
</office:document-meta>
</file>